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complex="16pt"/>
    </style:style>
    <style:style style:name="P2" style:family="paragraph" style:parent-style-name="Standard" style:list-style-name="L1">
      <style:text-properties style:font-size-complex="16pt"/>
    </style:style>
    <style:style style:name="P3" style:family="paragraph" style:parent-style-name="Standard">
      <style:text-properties fo:font-size="88pt" style:font-size-asian="88pt" style:font-name-complex="IranNastaliq" style:font-size-complex="88pt"/>
    </style:style>
    <style:style style:name="P4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5" style:family="paragraph" style:parent-style-name="Standard">
      <style:text-properties fo:font-size="96pt" style:font-size-asian="96pt" style:font-name-complex="IranNastaliq" style:font-size-complex="96pt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style:font-size-asian="14pt" style:font-name-complex="Terafik" style:font-size-complex="14pt"/>
    </style:style>
    <style:style style:name="T4" style:family="text">
      <style:text-properties style:font-name="DejaVu Sans" fo:font-size="14pt" fo:font-weight="bold" style:font-size-asian="14pt" style:font-weight-asian="bold" style:font-name-complex="Terafik" style:font-weight-complex="bold"/>
    </style:style>
    <style:style style:name="T5" style:family="text">
      <style:text-properties style:font-name="DejaVu Sans" fo:font-size="14pt" fo:font-weight="bold" style:font-size-asian="14pt" style:font-weight-asian="bold" style:font-name-complex="DejaVu Sans" style:font-weight-complex="bol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فصل ششم</text:p>
      <text:p text:style-name="P4"><text:span text:style-name="T3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1">
        <text:list-header>
          <text:p text:style-name="P6"><text:span text:style-name="T2"/></text:p>
        </text:list-header>
        <text:list-item>
          <text:p text:style-name="P2"><text:span text:style-name="T1">آشنایی با برنامه‌های شل</text:span></text:p>
        </text:list-item>
        <text:list-item>
          <text:p text:style-name="P2"><text:span text:style-name="T1">بش چیست؟ وتاریخچه آن</text:span></text:p>
        </text:list-item>
        <text:list-item>
          <text:p text:style-name="P2"><text:span text:style-name="T1">آشنایی با برخی دستورات پرکاربرد</text:span></text:p>
        </text:list-item>
        <text:list-item>
          <text:p text:style-name="P2"><text:span text:style-name="T1">پایپ و تغییرجهت (</text:span><text:span text:style-name="T4">Pipes and Redirection</text:span><text:span text:style-name="T1">)</text:span></text:p>
        </text:list-item>
        <text:list-item>
          <text:p text:style-name="P2"><text:span text:style-name="T1">استفاده ازشل بعنوان یک زبان برنامه نویسی</text:span></text:p>
        </text:list-item>
        <text:list-item>
          <text:p text:style-name="P2"><text:span text:style-name="T1">گرامرشل (</text:span><text:span text:style-name="T5">Shell Syntax</text:span><text:span text:style-name="T1">)</text:span></text:p>
        </text:list-item>
        <text:list-item>
          <text:p text:style-name="P2"><text:span text:style-name="T1">استفاده ازبرنامه مفید دیالوگ برای ساختن برنامه‌های گرافیکی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31:55</meta:creation-date>
    <dc:date>2011-03-29T17:42:49</dc:date>
    <dc:creator>Mehdi Esmaeelpour</dc:creator>
    <meta:editing-duration>PT00H10M54S</meta:editing-duration>
    <meta:editing-cycles>11</meta:editing-cycles>
    <meta:generator>OpenOffice.org/3.2$Unix OpenOffice.org_project/320m18$Build-9502</meta:generator>
    <meta:document-statistic meta:table-count="0" meta:image-count="0" meta:object-count="0" meta:page-count="2" meta:paragraph-count="9" meta:word-count="47" meta:character-count="324"/>
  </office:meta>
</office:document-meta>
</file>